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Heading_20_1" style:master-page-name="Standard">
      <style:paragraph-properties fo:margin-top="0.847cm" fo:margin-bottom="0cm" loext:contextual-spacing="false" style:page-number="auto"/>
    </style:style>
    <style:style style:name="P35" style:family="paragraph" style:parent-style-name="Standard_20__28_user_29_">
      <style:text-properties officeooo:rsid="00455a45" officeooo:paragraph-rsid="00455a45"/>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ssignments on variables expressions and statements</text:h>
      <text:list xml:id="list2206201535"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564610003"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5">SAMPLE PROJECT:</text:p>
      <text:p text:style-name="P35">"""</text:p>
      <text:p text:style-name="P35">Console based APP</text:p>
      <text:p text:style-name="P35">1:login</text:p>
      <text:p text:style-name="P35"><text:soft-page-break/>2:register</text:p>
      <text:p text:style-name="P35">Enter an option:</text:p>
      <text:p text:style-name="P35">1--&gt; username:</text:p>
      <text:p text:style-name="P35"><text:s text:c="5"/>password:</text:p>
      <text:p text:style-name="P35"><text:s text:c="5"/>if the username and password is there in your db then show operation menu:</text:p>
      <text:p text:style-name="P35"><text:s text:c="12"/>1:know your details</text:p>
      <text:p text:style-name="P35"><text:s text:c="12"/>2:drive date</text:p>
      <text:p text:style-name="P35"><text:s text:c="8"/>if he is a hr manager:</text:p>
      <text:p text:style-name="P35"><text:s text:c="12"/>1: aspirants group details by city</text:p>
      <text:p text:style-name="P35"><text:s text:c="12"/>2: Toatal aspirant count</text:p>
      <text:p text:style-name="P35"><text:s text:c="12"/>3: drive date</text:p>
      <text:p text:style-name="P35"><text:s text:c="12"/>4: update the drive date</text:p>
      <text:p text:style-name="P35">2---&gt;</text:p>
      <text:p text:style-name="P35"><text:s text:c="4"/>username:</text:p>
      <text:p text:style-name="P35"><text:s text:c="4"/>password:</text:p>
      <text:p text:style-name="P35"><text:s text:c="4"/>email:</text:p>
      <text:p text:style-name="P35"><text:s text:c="4"/>phone:</text:p>
      <text:p text:style-name="P35"><text:s text:c="4"/>higher education:</text:p>
      <text:p text:style-name="P35"><text:s text:c="4"/>city</text:p>
      <text:p text:style-name="P35">"""</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3773396137"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19077560"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7-20T08:03:17.688564266</dc:date>
    <meta:editing-cycles>28</meta:editing-cycles>
    <meta:editing-duration>P5DT1H56M35S</meta:editing-duration>
    <meta:generator>LibreOffice/6.0.7.3$Linux_X86_64 LibreOffice_project/00m0$Build-3</meta:generator>
    <meta:document-statistic meta:table-count="0" meta:image-count="0" meta:object-count="0" meta:page-count="21" meta:paragraph-count="430" meta:word-count="4041" meta:character-count="24864" meta:non-whitespace-character-count="203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